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5e7e" officeooo:paragraph-rsid="00065e7e"/>
    </style:style>
    <style:style style:name="P2" style:family="paragraph" style:parent-style-name="Standard">
      <style:paragraph-properties fo:text-align="start" style:justify-single-word="false"/>
      <style:text-properties officeooo:rsid="00065e7e" officeooo:paragraph-rsid="00065e7e"/>
    </style:style>
    <style:style style:name="P3" style:family="paragraph" style:parent-style-name="Standard">
      <style:paragraph-properties fo:text-align="start" style:justify-single-word="false"/>
      <style:text-properties officeooo:rsid="000701db" officeooo:paragraph-rsid="000701db"/>
    </style:style>
    <style:style style:name="P4" style:family="paragraph" style:parent-style-name="Standard">
      <style:paragraph-properties style:line-height-at-least="0.2398in"/>
      <style:text-properties fo:color="#d4d4d4" style:font-name="Droid Sans Mono" fo:font-size="12.75pt" fo:font-weight="normal" fo:background-color="#1e1e1e"/>
    </style:style>
    <style:style style:name="P5" style:family="paragraph" style:parent-style-name="Standard">
      <style:paragraph-properties fo:text-align="start" style:justify-single-word="false"/>
      <style:text-properties fo:color="#d4d4d4" style:font-name="Droid Sans Mono" fo:font-size="12.75pt" fo:font-weight="normal" officeooo:rsid="000701db" officeooo:paragraph-rsid="000701db" fo:background-color="#1e1e1e"/>
    </style:style>
    <style:style style:name="P6" style:family="paragraph" style:parent-style-name="Standard">
      <style:paragraph-properties fo:text-align="start" style:justify-single-word="false"/>
      <style:text-properties fo:color="#d4d4d4" style:font-name="Droid Sans Mono" fo:font-size="12.75pt" fo:font-weight="normal" officeooo:rsid="0007074d" officeooo:paragraph-rsid="0007074d" fo:background-color="#1e1e1e"/>
    </style:style>
    <style:style style:name="P7" style:family="paragraph" style:parent-style-name="Standard">
      <style:paragraph-properties fo:text-align="start" style:justify-single-word="false"/>
      <style:text-properties officeooo:rsid="0007074d" officeooo:paragraph-rsid="0007074d"/>
    </style:style>
    <style:style style:name="P8" style:family="paragraph" style:parent-style-name="Standard">
      <style:paragraph-properties fo:text-align="start" style:justify-single-word="false"/>
      <style:text-properties fo:color="#ffffff" style:font-name="Droid Sans Mono" fo:font-size="12.75pt" fo:font-weight="normal" officeooo:rsid="0007074d" officeooo:paragraph-rsid="0007074d" fo:background-color="#000000"/>
    </style:style>
    <style:style style:name="P9" style:family="paragraph" style:parent-style-name="Standard">
      <style:paragraph-properties style:line-height-at-least="0.2398in"/>
      <style:text-properties fo:color="#6a9955" style:font-name="Droid Sans Mono" fo:font-size="12.75pt" fo:font-weight="normal" fo:background-color="#1e1e1e"/>
    </style:style>
    <style:style style:name="P10" style:family="paragraph" style:parent-style-name="Standard">
      <style:paragraph-properties style:line-height-at-least="0.2398in"/>
    </style:style>
    <style:style style:name="P11" style:family="paragraph" style:parent-style-name="Standard">
      <style:paragraph-properties fo:text-align="start" style:justify-single-word="false"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officeooo:rsid="0007074d" officeooo:paragraph-rsid="0007074d"/>
    </style:style>
    <style:style style:name="P12" style:family="paragraph" style:parent-style-name="Standard">
      <style:paragraph-properties fo:margin-top="0in" fo:margin-bottom="0.1965in" loext:contextual-spacing="false" style:line-height-at-least="0.2398in"/>
    </style:style>
    <style:style style:name="T1" style:family="text">
      <style:text-properties fo:color="#808080"/>
    </style:style>
    <style:style style:name="T2" style:family="text">
      <style:text-properties fo:color="#808080" fo:background-color="transparent" loext:char-shading-value="0"/>
    </style:style>
    <style:style style:name="T3" style:family="text">
      <style:text-properties fo:color="#808080" fo:background-color="#ffffff"/>
    </style:style>
    <style:style style:name="T4" style:family="text">
      <style:text-properties fo:color="#569cd6"/>
    </style:style>
    <style:style style:name="T5" style:family="text">
      <style:text-properties fo:color="#569cd6" style:font-name="Droid Sans Mono" fo:font-size="12.75pt" fo:font-weight="normal" fo:background-color="#1e1e1e" loext:char-shading-value="0"/>
    </style:style>
    <style:style style:name="T6" style:family="text">
      <style:text-properties fo:color="#569cd6" fo:background-color="transparent" loext:char-shading-value="0"/>
    </style:style>
    <style:style style:name="T7" style:family="text">
      <style:text-properties fo:color="#569cd6" fo:background-color="#ffffff"/>
    </style:style>
    <style:style style:name="T8" style:family="text">
      <style:text-properties fo:color="#d4d4d4" style:font-name="Droid Sans Mono" fo:font-size="12.75pt" fo:font-weight="normal" fo:background-color="#1e1e1e" loext:char-shading-value="0"/>
    </style:style>
    <style:style style:name="T9" style:family="text">
      <style:text-properties fo:color="#d4d4d4" style:font-name="Droid Sans Mono" fo:font-size="12.75pt" fo:font-weight="normal" fo:background-color="#1e1e1e" loext:char-shading-value="0"/>
    </style:style>
    <style:style style:name="T10" style:family="text">
      <style:text-properties fo:color="#d4d4d4" style:font-name="Droid Sans Mono" fo:font-size="12.75pt" fo:font-weight="normal" fo:background-color="transparent" loext:char-shading-value="0"/>
    </style:style>
    <style:style style:name="T11" style:family="text">
      <style:text-properties fo:color="#9cdcfe"/>
    </style:style>
    <style:style style:name="T12" style:family="text">
      <style:text-properties fo:color="#9cdcfe" style:font-name="Droid Sans Mono" fo:font-size="12.75pt" fo:font-weight="normal" fo:background-color="#1e1e1e" loext:char-shading-value="0"/>
    </style:style>
    <style:style style:name="T13" style:family="text">
      <style:text-properties fo:color="#9cdcfe" fo:background-color="transparent" loext:char-shading-value="0"/>
    </style:style>
    <style:style style:name="T14" style:family="text">
      <style:text-properties fo:color="#9cdcfe" fo:background-color="#ffffff"/>
    </style:style>
    <style:style style:name="T15" style:family="text">
      <style:text-properties fo:color="#ce9178"/>
    </style:style>
    <style:style style:name="T16" style:family="text">
      <style:text-properties officeooo:rsid="0007074d"/>
    </style:style>
    <style:style style:name="T17" style:family="text">
      <style:text-properties fo:color="#dcdcaa"/>
    </style:style>
    <style:style style:name="T18" style:family="text">
      <style:text-properties fo:color="#dcdcaa" style:font-name="Droid Sans Mono" fo:font-size="12.75pt" fo:font-weight="normal" fo:background-color="#1e1e1e" loext:char-shading-value="0"/>
    </style:style>
    <style:style style:name="T19" style:family="text">
      <style:text-properties fo:color="#dcdcaa" style:font-name="Droid Sans Mono" fo:font-size="12.75pt" fo:font-weight="normal" fo:background-color="#1e1e1e" loext:char-shading-value="0"/>
    </style:style>
    <style:style style:name="T20" style:family="text">
      <style:text-properties fo:color="#c586c0"/>
    </style:style>
    <style:style style:name="T21" style:family="text">
      <style:text-properties fo:color="#c586c0" style:font-name="Droid Sans Mono" fo:font-size="12.75pt" fo:font-weight="normal" fo:background-color="#1e1e1e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fo:background-color="#ffffff"/>
    </style:style>
    <style:style style:name="T24" style:family="text">
      <style:text-properties fo:color="#000000" style:font-name="Droid Sans Mono" fo:font-size="12.75pt" fo:font-weight="normal"/>
    </style:style>
    <style:style style:name="T25" style:family="text">
      <style:text-properties fo:color="#000000" style:font-name="Droid Sans Mono" fo:font-size="12.75pt" fo:font-weight="normal" fo:background-color="transparent" loext:char-shading-value="0"/>
    </style:style>
    <style:style style:name="T26" style:family="text">
      <style:text-properties fo:color="#000000" style:font-name="Droid Sans Mono" fo:font-size="12.75pt" fo:font-weight="normal" fo:background-color="#ffffff"/>
    </style:style>
    <style:style style:name="T27" style:family="text">
      <style:text-properties fo:background-color="#000000" loext:char-shading-value="0"/>
    </style:style>
    <style:style style:name="T28" style:family="text">
      <style:text-properties fo:background-color="#000000" loext:char-shading-value="0"/>
    </style:style>
    <style:style style:name="T29" style:family="text">
      <style:text-properties fo:color="#ffffff" fo:background-color="#000000" loext:char-shading-value="0"/>
    </style:style>
    <style:style style:name="T30" style:family="text">
      <style:text-properties style:font-name="Droid Sans Mono" fo:font-size="12.75pt" fo:font-weight="normal"/>
    </style:style>
    <style:style style:name="T31" style:family="text">
      <style:text-properties fo:color="#4ec9b0"/>
    </style:style>
    <style:style style:name="T32" style:family="text">
      <style:text-properties fo:color="#d7ba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-21 (Custom Search Box)</text:p>
      <text:p text:style-name="P2"/>
      <text:p text:style-name="P3">Search System:</text:p>
      <text:p text:style-name="P3"/>
      <text:p text:style-name="P3"/>
      <text:p text:style-name="P3">First Step:</text:p>
      <text:p text:style-name="P3">amra jehetu data niye asbo ty amra v-model use korbo.</text:p>
      <text:p text:style-name="P3"/>
      <text:p text:style-name="P5"><text:span text:style-name="T1">&lt;</text:span><text:span text:style-name="T4">input</text:span> <text:span text:style-name="T11">type</text:span>=<text:span text:style-name="T15">"text"</text:span> <text:span text:style-name="T11">placeholder</text:span>=<text:span text:style-name="T15">"search"</text:span> <text:span text:style-name="T11">v-model</text:span>="<text:span text:style-name="T11">searchTerm</text:span>"<text:span text:style-name="T1">&gt;</text:span></text:p>
      <text:p text:style-name="P3"/>
      <text:p text:style-name="P3">Second Step:</text:p>
      <text:p text:style-name="P3">create a <text:span text:style-name="T16">data as like as v-model name.</text:span></text:p>
      <text:p text:style-name="P5"><text:span text:style-name="T11">searchTerm:</text:span><text:span text:style-name="T15">''</text:span></text:p>
      <text:p text:style-name="P3"/>
      <text:p text:style-name="P3"/>
      <text:p text:style-name="P7">Third name</text:p>
      <text:p text:style-name="P7">use Computed name, Amra computed er moddhe sokol doroner logical part korbo.</text:p>
      <text:p text:style-name="P7"/>
      <text:p text:style-name="P6"><text:span text:style-name="T11">computed:</text:span>{</text:p>
      <text:p text:style-name="P4"><text:span text:style-name="T17">searchValue</text:span>(){</text:p>
      <text:p text:style-name="P4"><text:span text:style-name="T20">return</text:span> <text:span text:style-name="T4">this</text:span>.<text:span text:style-name="T11">posts</text:span>.<text:span text:style-name="T17">filter</text:span>(<text:span text:style-name="T11">post</text:span><text:span text:style-name="T4">=&gt;</text:span>{</text:p>
      <text:p text:style-name="P4"><text:span text:style-name="T20">return</text:span> <text:span text:style-name="T11">post</text:span>.<text:span text:style-name="T11">title</text:span>.<text:span text:style-name="T17">match</text:span>(<text:span text:style-name="T4">this</text:span>.<text:span text:style-name="T11">searchTerm</text:span>)</text:p>
      <text:p text:style-name="P4">})</text:p>
      <text:p text:style-name="P4">}</text:p>
      <text:p text:style-name="P4">},</text:p>
      <text:p text:style-name="P7"/>
      <text:p text:style-name="P7"/>
      <text:p text:style-name="P7">1. <text:span text:style-name="T18">searchValue</text:span><text:span text:style-name="T8">(){ </text:span><text:span text:style-name="T25"><text:s/>,create a method name.</text:span></text:p>
      <text:p text:style-name="P7"><text:span text:style-name="T25">2.</text:span><text:span text:style-name="T21">return</text:span><text:span text:style-name="T9"> </text:span><text:span text:style-name="T5">this</text:span><text:span text:style-name="T9">.</text:span><text:span text:style-name="T12">posts</text:span><text:span text:style-name="T9">.</text:span><text:span text:style-name="T19">filter</text:span><text:span text:style-name="T9">(</text:span><text:span text:style-name="T12">post</text:span><text:span text:style-name="T5">=&gt;</text:span><text:span text:style-name="T9">{ , </text:span><text:span text:style-name="T25">ekhane amra sokol posts er moddhe theke filter kore post hisebe nissi.</text:span></text:p>
      <text:p text:style-name="P7"><text:span text:style-name="T25">3.</text:span><text:span text:style-name="T21">return</text:span><text:span text:style-name="T9"> </text:span><text:span text:style-name="T12">post</text:span><text:span text:style-name="T9">.</text:span><text:span text:style-name="T12">title</text:span><text:span text:style-name="T9">.</text:span><text:span text:style-name="T19">match</text:span><text:span text:style-name="T9">(</text:span><text:span text:style-name="T5">this</text:span><text:span text:style-name="T9">.</text:span><text:span text:style-name="T12">searchTerm</text:span><text:span text:style-name="T9">) , </text:span><text:span text:style-name="T25">ekhane amra match korbo title er sathe konta mil hoy.</text:span></text:p>
      <text:p text:style-name="P7"><text:span text:style-name="T25"/></text:p>
      <text:p text:style-name="P7"><text:span text:style-name="T25">Step 4.</text:span></text:p>
      <text:p text:style-name="P7"><text:span text:style-name="T25"/></text:p>
      <text:p text:style-name="P7"><text:span text:style-name="T25">change all posts name as my method name.</text:span></text:p>
      <text:p text:style-name="P8">&lt;div v-for="post in searchValue" :key="post.id"&gt;</text:p>
      <text:p text:style-name="P7"><text:span text:style-name="T25"/></text:p>
      <text:p text:style-name="P11"><text:span text:style-name="T25"/></text:p>
      <text:p text:style-name="P7"><text:span text:style-name="T25"/></text:p>
      <text:p text:style-name="P7"><text:span text:style-name="T25">hook.vue</text:span></text:p>
      <text:p text:style-name="P7"><text:span text:style-name="T25"/></text:p>
      <text:p text:style-name="P6"><text:span text:style-name="T2">&lt;</text:span><text:span text:style-name="T6">template</text:span><text:span text:style-name="T2">&gt;</text:span></text:p>
      <text:p text:style-name="P4"><text:span text:style-name="T1">&lt;</text:span><text:span text:style-name="T4">div</text:span> <text:span text:style-name="T11">id</text:span>=<text:span text:style-name="T15">"hook"</text:span><text:span text:style-name="T1">&gt;</text:span></text:p>
      <text:p text:style-name="P10"/>
      <text:p text:style-name="P4"><text:soft-page-break/><text:span text:style-name="T1">&lt;</text:span><text:span text:style-name="T4">input</text:span> <text:span text:style-name="T11">type</text:span>=<text:span text:style-name="T15">"text"</text:span> <text:span text:style-name="T11">placeholder</text:span>=<text:span text:style-name="T15">"search"</text:span> <text:span text:style-name="T11">v-model</text:span>="<text:span text:style-name="T11">searchTerm</text:span>"<text:span text:style-name="T1">&gt;</text:span></text:p>
      <text:p text:style-name="P4"><text:span text:style-name="T1">&lt;</text:span><text:span text:style-name="T4">h2</text:span><text:span text:style-name="T1">&gt;</text:span>{{ <text:span text:style-name="T11">title</text:span> }}<text:span text:style-name="T1">&lt;/</text:span><text:span text:style-name="T4">h2</text:span><text:span text:style-name="T1">&gt;</text:span> <text:span text:style-name="T1">&lt;</text:span><text:span text:style-name="T4">hr</text:span><text:span text:style-name="T1">&gt;</text:span></text:p>
      <text:p text:style-name="P4"><text:span text:style-name="T1">&lt;</text:span><text:span text:style-name="T4">div</text:span> <text:span text:style-name="T11">v-for</text:span>="<text:span text:style-name="T11">post</text:span> <text:span text:style-name="T4">in</text:span> <text:span text:style-name="T11">searchValue</text:span>" :<text:span text:style-name="T11">key</text:span>="<text:span text:style-name="T11">post</text:span>.<text:span text:style-name="T11">id</text:span>"<text:span text:style-name="T1">&gt;</text:span></text:p>
      <text:p text:style-name="P4"><text:span text:style-name="T1">&lt;</text:span><text:span text:style-name="T4">h1</text:span><text:span text:style-name="T1">&gt;</text:span>{{<text:span text:style-name="T11">post</text:span>.<text:span text:style-name="T11">id</text:span>}}<text:span text:style-name="T1">&lt;/</text:span><text:span text:style-name="T4">h1</text:span><text:span text:style-name="T1">&gt;</text:span></text:p>
      <text:p text:style-name="P4"><text:span text:style-name="T1">&lt;</text:span><text:span text:style-name="T4">h5</text:span><text:span text:style-name="T1">&gt;</text:span>{{<text:span text:style-name="T11">post</text:span>.<text:span text:style-name="T11">title</text:span>}}<text:span text:style-name="T1">&lt;/</text:span><text:span text:style-name="T4">h5</text:span><text:span text:style-name="T1">&gt;</text:span></text:p>
      <text:p text:style-name="P4"><text:span text:style-name="T1">&lt;</text:span><text:span text:style-name="T4">p</text:span><text:span text:style-name="T1">&gt;</text:span>{{<text:span text:style-name="T11">post</text:span>.<text:span text:style-name="T11">body</text:span> | <text:span text:style-name="T11">snippet</text:span>}}<text:span text:style-name="T1">&lt;/</text:span><text:span text:style-name="T4">p</text:span><text:span text:style-name="T1">&gt;</text:span></text:p>
      <text:p text:style-name="P4"><text:span text:style-name="T1">&lt;</text:span><text:span text:style-name="T4">hr</text:span><text:span text:style-name="T1">&gt;</text:span></text:p>
      <text:p text:style-name="P4"><text:span text:style-name="T1">&lt;/</text:span><text:span text:style-name="T4">div</text:span><text:span text:style-name="T1">&gt;</text:span></text:p>
      <text:p text:style-name="P4"><text:span text:style-name="T1">&lt;/</text:span><text:span text:style-name="T4">div</text:span><text:span text:style-name="T1">&gt;</text:span></text:p>
      <text:p text:style-name="P4"><text:span text:style-name="T1">&lt;/</text:span><text:span text:style-name="T4">template</text:span><text:span text:style-name="T1">&gt;</text:span></text:p>
      <text:p text:style-name="P10"/>
      <text:p text:style-name="P4"><text:span text:style-name="T1">&lt;</text:span><text:span text:style-name="T4">script</text:span><text:span text:style-name="T1">&gt;</text:span></text:p>
      <text:p text:style-name="P4"><text:span text:style-name="T20">import</text:span> <text:span text:style-name="T11">axios</text:span> <text:span text:style-name="T20">from</text:span> <text:span text:style-name="T15">'axios'</text:span></text:p>
      <text:p text:style-name="P10"/>
      <text:p text:style-name="P4"><text:span text:style-name="T20">export</text:span> <text:span text:style-name="T20">default</text:span> {</text:p>
      <text:p text:style-name="P4"><text:span text:style-name="T11">name:</text:span><text:span text:style-name="T15">'hook'</text:span>,</text:p>
      <text:p text:style-name="P4"><text:span text:style-name="T17">data</text:span>(){</text:p>
      <text:p text:style-name="P4"><text:span text:style-name="T20">return</text:span>{</text:p>
      <text:p text:style-name="P4"><text:span text:style-name="T11">title:</text:span><text:span text:style-name="T15">'Axious Part :)'</text:span>,</text:p>
      <text:p text:style-name="P4"><text:span text:style-name="T11">posts:</text:span>[],</text:p>
      <text:p text:style-name="P4"><text:span text:style-name="T11">searchTerm:</text:span><text:span text:style-name="T15">''</text:span></text:p>
      <text:p text:style-name="P4">}</text:p>
      <text:p text:style-name="P4">},</text:p>
      <text:p text:style-name="P4"><text:span text:style-name="T11">methods:</text:span>{</text:p>
      <text:p text:style-name="P10"/>
      <text:p text:style-name="P4">},</text:p>
      <text:p text:style-name="P4"><text:span text:style-name="T11">computed:</text:span>{</text:p>
      <text:p text:style-name="P4"><text:span text:style-name="T17">searchValue</text:span>(){</text:p>
      <text:p text:style-name="P4"><text:span text:style-name="T20">return</text:span> <text:span text:style-name="T4">this</text:span>.<text:span text:style-name="T11">posts</text:span>.<text:span text:style-name="T17">filter</text:span>(<text:span text:style-name="T11">post</text:span><text:span text:style-name="T4">=&gt;</text:span>{</text:p>
      <text:p text:style-name="P4"><text:span text:style-name="T20">return</text:span> <text:span text:style-name="T11">post</text:span>.<text:span text:style-name="T11">title</text:span>.<text:span text:style-name="T17">match</text:span>(<text:span text:style-name="T4">this</text:span>.<text:span text:style-name="T11">searchTerm</text:span>)</text:p>
      <text:p text:style-name="P4">})</text:p>
      <text:p text:style-name="P4">}</text:p>
      <text:p text:style-name="P4">},</text:p>
      <text:p text:style-name="P4"><text:span text:style-name="T17">mounted</text:span>(){</text:p>
      <text:p text:style-name="P4"><text:span text:style-name="T11">axios</text:span>.<text:span text:style-name="T17">get</text:span>(<text:span text:style-name="T15">'https://jsonplaceholder.typicode.com/posts'</text:span>)</text:p>
      <text:p text:style-name="P4">.<text:span text:style-name="T17">then</text:span>(<text:span text:style-name="T11">Response</text:span><text:span text:style-name="T4">=&gt;</text:span>{</text:p>
      <text:p text:style-name="P9">// console.log(Response)</text:p>
      <text:p text:style-name="P4"><text:span text:style-name="T4">this</text:span>.<text:span text:style-name="T11">posts</text:span> = <text:span text:style-name="T11">Response</text:span>.<text:span text:style-name="T11">data</text:span></text:p>
      <text:p text:style-name="P4">})</text:p>
      <text:p text:style-name="P4"><text:soft-page-break/>.<text:span text:style-name="T17">catch</text:span>(<text:span text:style-name="T11">error</text:span><text:span text:style-name="T4">=&gt;</text:span>{</text:p>
      <text:p text:style-name="P4"><text:span text:style-name="T31">console</text:span>.<text:span text:style-name="T17">log</text:span>(<text:span text:style-name="T11">error</text:span>)</text:p>
      <text:p text:style-name="P4">})</text:p>
      <text:p text:style-name="P4">}</text:p>
      <text:p text:style-name="P4">}</text:p>
      <text:p text:style-name="P4"><text:span text:style-name="T1">&lt;/</text:span><text:span text:style-name="T4">script</text:span><text:span text:style-name="T1">&gt;</text:span></text:p>
      <text:p text:style-name="P12"/>
      <text:p text:style-name="P4"><text:span text:style-name="T1">&lt;</text:span><text:span text:style-name="T4">style</text:span> <text:span text:style-name="T11">scoped</text:span><text:span text:style-name="T1">&gt;</text:span></text:p>
      <text:p text:style-name="P4"><text:span text:style-name="T32">h2</text:span>{</text:p>
      <text:p text:style-name="P4"><text:span text:style-name="T11">text-align</text:span>: <text:span text:style-name="T15">center</text:span>;</text:p>
      <text:p text:style-name="P4"><text:span text:style-name="T11">color</text:span>:<text:span text:style-name="T15">red</text:span>;</text:p>
      <text:p text:style-name="P10"/>
      <text:p text:style-name="P4">}</text:p>
      <text:p text:style-name="P4"><text:span text:style-name="T1">&lt;/</text:span><text:span text:style-name="T4">style</text:span><text:span text:style-name="T1">&gt;</text:span></text:p>
      <text:p text:style-name="P7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9:58:32.099031855</meta:creation-date>
    <dc:date>2020-04-21T21:06:45.212722073</dc:date>
    <meta:editing-duration>PT7M22S</meta:editing-duration>
    <meta:editing-cycles>1</meta:editing-cycles>
    <meta:document-statistic meta:table-count="0" meta:image-count="0" meta:object-count="0" meta:page-count="3" meta:paragraph-count="74" meta:word-count="183" meta:character-count="1492" meta:non-whitespace-character-count="1382"/>
    <meta:generator>LibreOffice/6.0.7.3$Linux_X86_64 LibreOffice_project/00m0$Build-3</meta:generator>
  </office:meta>
</office:document-meta>
</file>